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rea.tex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area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Wrap( String wr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Rows( in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textarea( String name , String rows ,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Tabindex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ReadOnly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rea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textarea( String name , int rows ,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Cols(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textarea( int rows ,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textarea( String rows ,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Tab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